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ject Eather God 1-Page GDD</text:h>
      <text:p text:style-name="P4">Sacrifice meet populus: the begining</text:p>
      <text:p text:style-name="P3"/>
      <text:p text:style-name="P3">Genre: <text:span text:style-name="T2">RPG/RTS 3</text:span><text:span text:style-name="T1">rd</text:span><text:span text:style-name="T2"> person over-the-shoulder.</text:span></text:p>
      <text:p text:style-name="P3">Target Audience: <text:span text:style-name="T2">T for teen.</text:span></text:p>
      <text:p text:style-name="P3">Controls: <text:span text:style-name="T2">Mouse &amp; keyboard</text:span></text:p>
      <text:p text:style-name="P3">Thematic Setting:<text:span text:style-name="T2"> European prehistoric tribes + Beings inspired by primitive gods with a physical precence</text:span></text:p>
      <text:p text:style-name="P3">Tech Stack:<text:span text:style-name="T2"> Unity 5+, Blender, Gimp, Audacity</text:span></text:p>
      <text:p text:style-name="P3">Platform(s):<text:span text:style-name="T2"> Steam</text:span></text:p>
      <text:p text:style-name="P3">Game Moment:<text:span text:style-name="T2"> </text:span></text:p>
      <text:list xml:id="list3685524128711972122" text:style-name="L1">
        <text:list-item>
          <text:p text:style-name="P2"><text:span text:style-name="T2">ordering units about</text:span></text:p>
        </text:list-item>
        <text:list-item>
          <text:p text:style-name="P2"><text:span text:style-name="T2">ordering units to attack enemy units</text:span></text:p>
        </text:list-item>
        <text:list-item>
          <text:p text:style-name="P2"><text:span text:style-name="T2">recuit new units</text:span></text:p>
        </text:list-item>
      </text:list>
      <text:p text:style-name="P3">Game Summary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19S</meta:editing-duration>
    <meta:editing-cycles>3</meta:editing-cycles>
    <meta:generator>OpenOffice/4.1.1$Win32 OpenOffice.org_project/411m6$Build-9775</meta:generator>
    <dc:date>2017-07-25T17:32:08.60</dc:date>
    <meta:document-statistic meta:table-count="0" meta:image-count="0" meta:object-count="0" meta:page-count="1" meta:paragraph-count="13" meta:word-count="67" meta:character-count="435"/>
    <dc:creator>Jakob Skovbo Sørensen</dc:creator>
    <meta:user-defined meta:name="Info 1"/>
    <meta:user-defined meta:name="Info 2"/>
    <meta:user-defined meta:name="Info 3"/>
    <meta:user-defined meta:name="Info 4"/>
  </office:meta>
</office:document-meta>
</file>